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 data" table:style-name="ta1">
        <table:shapes>
          <draw:frame draw:z-index="0" draw:style-name="gr1" draw:text-style-name="P1" svg:width="8.3146in" svg:height="5.2965in" svg:x="7.6244in" svg:y="0.148in">
            <draw:object draw:notify-on-update-of-ranges="'raw data'.B2:'raw data'.B6 'raw data'.C2:'raw data'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4059in" svg:height="3.8961in" svg:x="2.5748in" svg:y="6.9925in">
            <draw:object draw:notify-on-update-of-ranges="'raw data'.B10:'raw data'.B19 'raw data'.C10:'raw data'.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.3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.64" calcext:value-type="float">
            <text:p>3.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1" number:min-decimal-places="1" number:min-integer-digits="1" number:grouping="true"/>
    </number:number-style>
    <number:number-style style:name="N132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number-style style:name="N130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3">
      <number:number number:decimal-places="15" number:min-decimal-places="15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15:14:20.663931735</meta:creation-date>
    <meta:generator>LibreOffice/7.3.7.2$Linux_X86_64 LibreOffice_project/30$Build-2</meta:generator>
    <dc:date>2024-11-06T09:10:22.888765246</dc:date>
    <meta:editing-duration>P5DT15H22M2S</meta:editing-duration>
    <meta:editing-cycles>7</meta:editing-cycles>
    <meta:document-statistic meta:table-count="1" meta:cell-count="3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svg:stroke-color="#004586"/>
    </style:style>
    <style:style style:name="ch11" style:family="chart" style:data-style-name="N12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2cm" svg:height="13.454cm" xlink:href=".." xlink:type="simple" chart:class="chart:scatter" chart:style-name="ch1">
        <chart:title svg:x="10.014cm" svg:y="0.405cm" chart:style-name="ch2">
          <text:p>M(n)</text:p>
        </chart:title>
        <chart:plot-area chart:style-name="ch3" table:cell-range-address="'raw data'.B2:'raw data'.C6" svg:x="1.433cm" svg:y="1.453cm" svg:width="19.265cm" svg:height="10.751cm">
          <chart:coordinate-region svg:x="2.161cm" svg:y="1.652cm" svg:width="18.35cm" svg:height="9.905cm"/>
          <chart:axis chart:dimension="x" chart:name="primary-x" chart:style-name="ch4">
            <chart:title svg:x="10.915cm" svg:y="12.473cm" chart:style-name="ch5">
              <text:p>n</text:p>
            </chart:title>
          </chart:axis>
          <chart:axis chart:dimension="y" chart:name="primary-y" chart:style-name="ch6">
            <chart:title svg:x="0.451cm" svg:y="7.917cm" chart:style-name="ch7">
              <text:p>M, Н м * 10^-5</text:p>
            </chart:title>
            <chart:grid chart:style-name="ch8" chart:class="major"/>
          </chart:axis>
          <chart:series chart:style-name="ch9" chart:values-cell-range-address="'raw data'.C2:'raw data'.C6" chart:class="chart:scatter">
            <chart:domain table:cell-range-address="'raw data'.B2:'raw data'.B6"/>
            <chart:regression-curve chart:style-name="ch10">
              <chart:equation chart:display-equation="true" chart:display-r-square="false" chart:style-name="ch11"/>
            </chart:regression-curve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raw data'.B2:'raw data'.B6</svg:desc>
                </draw:g>
              </table:table-cell>
              <table:table-cell office:value-type="float" office:value="2">
                <text:p>2</text:p>
                <draw:g>
                  <svg:desc>'raw data'.C2:'raw data'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svg:stroke-color="#004586"/>
    </style:style>
    <style:style style:name="ch11" style:family="chart" style:data-style-name="N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72cm" svg:height="9.897cm" xlink:href=".." xlink:type="simple" chart:class="chart:scatter" chart:style-name="ch1">
        <chart:title svg:x="7.643cm" svg:y="0.333cm" chart:style-name="ch2">
          <text:p>T(n)</text:p>
        </chart:title>
        <chart:plot-area chart:style-name="ch3" table:cell-range-address="'raw data'.B10:'raw data'.C19" svg:x="1.336cm" svg:y="1.309cm" svg:width="14.611cm" svg:height="7.41cm">
          <chart:coordinate-region svg:x="2.063cm" svg:y="1.508cm" svg:width="13.697cm" svg:height="6.564cm"/>
          <chart:axis chart:dimension="x" chart:name="primary-x" chart:style-name="ch4">
            <chart:title svg:x="8.491cm" svg:y="8.916cm" chart:style-name="ch5">
              <text:p>n</text:p>
            </chart:title>
          </chart:axis>
          <chart:axis chart:dimension="y" chart:name="primary-y" chart:style-name="ch6">
            <chart:title svg:x="0.451cm" svg:y="5.323cm" chart:style-name="ch7">
              <text:p>T, c</text:p>
            </chart:title>
            <chart:grid chart:style-name="ch8" chart:class="major"/>
          </chart:axis>
          <chart:series chart:style-name="ch9" chart:values-cell-range-address="'raw data'.C10:'raw data'.C19" chart:class="chart:scatter">
            <chart:domain table:cell-range-address="'raw data'.B10:'raw data'.B19"/>
            <chart:regression-curve chart:style-name="ch10">
              <chart:equation chart:display-equation="true" chart:display-r-square="false" chart:style-name="ch11"/>
            </chart:regression-curve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raw data'.B10:'raw data'.B19</svg:desc>
                </draw:g>
              </table:table-cell>
              <table:table-cell office:value-type="float" office:value="0.8">
                <text:p>0.8</text:p>
                <draw:g>
                  <svg:desc>'raw data'.C10:'raw data'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3.64">
                <text:p>3.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